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ion</text:p>
      <text:p text:style-name="Standard">Hi!</text:p>
      <text:p text:style-name="Standard"/>
      <text:p text:style-name="Standard">I'm François Huyghe, and welcome to my website.</text:p>
      <text:p text:style-name="Standard"/>
      <text:p text:style-name="Standard">I'm a French director, fond of documentary films. </text:p>
      <text:p text:style-name="Standard"/>
      <text:p text:style-name="Standard">I also do some photography and web design in my spare time.</text:p>
      <text:p text:style-name="Standard"/>
      <text:p text:style-name="Standard">I'm actually studying audiovisual production in valenciennes, France.</text:p>
      <text:p text:style-name="Standard"/>
      <text:p text:style-name="Standard">You can navigate through some of my works by using the left panel.</text:p>
      <text:p text:style-name="Standard"/>
      <text:p text:style-name="Standard">Enjoy !</text:p>
      <text:p text:style-name="Standard"/>
      <text:p text:style-name="Standard"/>
      <text:p text:style-name="Standard"/>
      <text:p text:style-name="Standard">Photo</text:p>
      <text:p text:style-name="Standard"><text:s/>For ten years, I've carried my camera with me as often as I could. That has made me a true lover of great pictures. I pay a great attention at the quality of my frame and lighting, looking for the perfect picture. </text:p>
      <text:p text:style-name="Standard"/>
      <text:p text:style-name="Standard">From Australia to Sweden, from Canada to China, my travels has brought me a lot of pictures, a lot of emotions.</text:p>
      <text:p text:style-name="Standard"/>
      <text:p text:style-name="Standard">I work with a digital Canon 350D, and its 18-55mm, and a film Minolta X700, and its 50 and 28mm. To be upgraded soon.</text:p>
      <text:p text:style-name="Standard"/>
      <text:p text:style-name="Standard">video</text:p>
      <text:p text:style-name="Standard"/>
      <text:p text:style-name="Standard">From 2006, I have studied Audiovisual in Valenciennes, and specialised myself in directing and producing documentary film.</text:p>
      <text:p text:style-name="Standard">I also enjoy working on fictions, music videos or corporate videos.</text:p>
      <text:p text:style-name="Standard"/>
      <text:p text:style-name="Standard">One of my short films, co-directed with Ludovic Pollet, has been selected at the International College Peace Film Festival of Chuncheon, South Korea. We've been invited to the festival, but unfortunately haven't won any prize.</text:p>
      <text:p text:style-name="Standard"/>
      <text:p text:style-name="Standard"/>
      <text:p text:style-name="Standard">web</text:p>
      <text:p text:style-name="Standard"/>
      <text:p text:style-name="Standard">I developed some websites.</text:p>
      <text:p text:style-name="Standard"/>
      <text:p text:style-name="Standard">I usually try to create a different way of browsing internet, creating my websites from scratch.</text:p>
      <text:p text:style-name="Standard"/>
      <text:p text:style-name="Standard">I'm open to any motivating website project you can have.</text:p>
      <text:p text:style-name="Standard"/>
      <text:p text:style-name="Standard">I have worked with a large panel of IT languages :</text:p>
      <text:list xml:id="list2181668826" text:style-name="L1">
        <text:list-item>
          <text:p text:style-name="P1">HTML 3</text:p>
        </text:list-item>
        <text:list-item>
          <text:p text:style-name="P1">CSS</text:p>
        </text:list-item>
        <text:list-item>
          <text:p text:style-name="P1">MySQL</text:p>
        </text:list-item>
        <text:list-item>
          <text:p text:style-name="P1">JAVA</text:p>
        </text:list-item>
        <text:list-item>
          <text:p text:style-name="P1"><text:soft-page-break/>ActionScript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çois HUYGHE</meta:initial-creator>
    <meta:creation-date>2011-09-29T18:01:13</meta:creation-date>
    <meta:document-statistic meta:table-count="0" meta:image-count="0" meta:object-count="0" meta:page-count="2" meta:paragraph-count="26" meta:word-count="259" meta:character-count="1449"/>
    <dc:date>2011-09-29T19:14:21</dc:date>
    <dc:creator>François HUYGHE</dc:creator>
    <meta:editing-duration>PT00H42M47S</meta:editing-duration>
    <meta:editing-cycles>1</meta:editing-cycles>
    <meta:generator>OpenOffice.org/3.2$Unix OpenOffice.org_project/320m18$Build-9502</meta:generator>
  </office:meta>
</office:document-meta>
</file>